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office:value-type="string" calcext:value-type="string">
            <text:p>I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I0.0</text:p>
          </table:table-cell>
          <table:table-cell/>
          <table:table-cell table:style-name="ce7" office:value-type="string" calcext:value-type="string">
            <text:p>HSC0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office:value-type="string" calcext:value-type="string">
            <text:p>I0.2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I0.1</text:p>
          </table:table-cell>
          <table:table-cell/>
          <table:table-cell table:style-name="ce7" office:value-type="string" calcext:value-type="string">
            <text:p>HSC3，工作在0模式，控制位SM1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office:value-type="string" calcext:value-type="string">
            <text:p>I0.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I0.3</text:p>
          </table:table-cell>
          <table:table-cell/>
          <table:table-cell table:style-name="ce7" office:value-type="string" calcext:value-type="string">
            <text:p>HSC4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I0.4</text:p>
          </table:table-cell>
          <table:table-cell/>
          <table:table-cell table:style-name="ce7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office:value-type="string" calcext:value-type="string">
            <text:p>I1.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office:value-type="string" calcext:value-type="string">
            <text:p>I1.1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office:value-type="string" calcext:value-type="string">
            <text:p>Q1.0</text:p>
          </table:table-cell>
          <table:table-cell/>
          <table:table-cell table:style-name="ce7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office:value-type="string" calcext:value-type="string">
            <text:p>Q1.1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office:value-type="string" calcext:value-type="string">
            <text:p>I1.2</text:p>
          </table:table-cell>
          <table:table-cell/>
          <table:table-cell table:style-name="ce7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1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MonitorGapRate</text:p>
          </table:table-cell>
          <table:table-cell table:style-name="ce2" table:formula="of:=[.F32]/[.F17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5]-[.F28])/([.F24]/[.F26]-[.F27]/[.F29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29]*[.F28]*[.F24]-[.F27]*[.F26]*[.F25])/([.F27]*[.F26]-[.F29]*[.F24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3]/[.F22]*[.F34]-[.F35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6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 On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4T11:33:55.734396551</dc:date>
    <meta:editing-duration>P3DT3H32M27S</meta:editing-duration>
    <meta:editing-cycles>44</meta:editing-cycles>
    <meta:generator>LibreOffice_Vanilla/6.2.1.3$MacOSX_X86_64 LibreOffice_project/e485074f4984fbc86184b6aa3aba3228d0150755</meta:generator>
    <meta:document-statistic meta:table-count="5" meta:cell-count="291" meta:object-count="0"/>
  </office:meta>
</office:document-meta>
</file>